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0d4aff" officeooo:paragraph-rsid="000d4aff"/>
    </style:style>
    <style:style style:name="P2" style:family="paragraph" style:parent-style-name="Standard">
      <style:paragraph-properties fo:line-height="200%" fo:text-align="start" style:justify-single-word="false" fo:text-indent="0.5in" style:auto-text-indent="true"/>
      <style:text-properties style:text-underline-style="solid" style:text-underline-width="auto" style:text-underline-color="font-color" fo:font-weight="bold" officeooo:rsid="000d4aff" officeooo:paragraph-rsid="000d4aff" style:font-weight-asian="bold" style:font-weight-complex="bold"/>
    </style:style>
    <style:style style:name="P3" style:family="paragraph" style:parent-style-name="Standard">
      <style:paragraph-properties fo:line-height="200%" fo:text-align="start" style:justify-single-word="false" fo:text-indent="0.5in" style:auto-text-indent="true"/>
      <style:text-properties style:text-underline-style="none" fo:font-weight="normal" officeooo:rsid="000d4aff" officeooo:paragraph-rsid="000d4aff" style:font-weight-asian="normal" style:font-weight-complex="normal"/>
    </style:style>
    <style:style style:name="P4" style:family="paragraph" style:parent-style-name="Standard">
      <style:paragraph-properties fo:line-height="200%" fo:text-align="start" style:justify-single-word="false" fo:text-indent="0.5in" style:auto-text-indent="true"/>
      <style:text-properties style:text-underline-style="none" fo:font-weight="normal" officeooo:rsid="000e343e" officeooo:paragraph-rsid="000d4aff" style:font-weight-asian="normal" style:font-weight-complex="normal"/>
    </style:style>
    <style:style style:name="P5" style:family="paragraph" style:parent-style-name="Standard">
      <style:paragraph-properties fo:line-height="200%" fo:text-align="start" style:justify-single-word="false" fo:text-indent="0.5in" style:auto-text-indent="true"/>
      <style:text-properties style:text-underline-style="solid" style:text-underline-width="auto" style:text-underline-color="font-color" fo:font-weight="bold" officeooo:rsid="000e343e" officeooo:paragraph-rsid="000e343e" style:font-weight-asian="bold" style:font-weight-complex="bold"/>
    </style:style>
    <style:style style:name="P6" style:family="paragraph" style:parent-style-name="Standard">
      <style:paragraph-properties fo:line-height="200%" fo:text-align="start" style:justify-single-word="false" fo:text-indent="0.5in" style:auto-text-indent="true"/>
      <style:text-properties style:text-underline-style="none" fo:font-weight="normal" officeooo:rsid="000e343e" officeooo:paragraph-rsid="000e343e" style:font-weight-asian="normal" style:font-weight-complex="normal"/>
    </style:style>
    <style:style style:name="P7" style:family="paragraph" style:parent-style-name="Standard">
      <style:paragraph-properties fo:line-height="200%" fo:text-align="start" style:justify-single-word="false" fo:text-indent="0.5in" style:auto-text-indent="true"/>
      <style:text-properties style:text-underline-style="none" fo:font-weight="normal" officeooo:rsid="000e4e12" officeooo:paragraph-rsid="000e343e" style:font-weight-asian="normal" style:font-weight-complex="normal"/>
    </style:style>
    <style:style style:name="P8" style:family="paragraph" style:parent-style-name="Standard">
      <style:paragraph-properties fo:line-height="200%" fo:text-align="start" style:justify-single-word="false" fo:text-indent="0.5in" style:auto-text-indent="true"/>
      <style:text-properties style:text-underline-style="none" fo:font-weight="normal" officeooo:rsid="000e4e12" officeooo:paragraph-rsid="000e4e12" style:font-weight-asian="normal" style:font-weight-complex="normal"/>
    </style:style>
    <style:style style:name="P9" style:family="paragraph" style:parent-style-name="Standard">
      <style:paragraph-properties fo:line-height="200%" fo:text-align="start" style:justify-single-word="false" fo:text-indent="0.5in" style:auto-text-indent="true"/>
      <style:text-properties style:text-underline-style="solid" style:text-underline-width="auto" style:text-underline-color="font-color" fo:font-weight="bold" officeooo:rsid="000e4e12" officeooo:paragraph-rsid="000e4e12" style:font-weight-asian="bold" style:font-weight-complex="bold"/>
    </style:style>
    <style:style style:name="P10" style:family="paragraph" style:parent-style-name="Standard">
      <style:paragraph-properties fo:line-height="200%" fo:text-align="start" style:justify-single-word="false" fo:text-indent="0.5in" style:auto-text-indent="true"/>
      <style:text-properties style:text-underline-style="solid" style:text-underline-width="auto" style:text-underline-color="font-color" fo:font-weight="bold" officeooo:rsid="0010152d" officeooo:paragraph-rsid="0010152d" style:font-weight-asian="bold" style:font-weight-complex="bold"/>
    </style:style>
    <style:style style:name="P11" style:family="paragraph" style:parent-style-name="Standard">
      <style:paragraph-properties fo:line-height="200%" fo:text-align="start" style:justify-single-word="false" fo:text-indent="0.5in" style:auto-text-indent="true"/>
      <style:text-properties style:text-underline-style="none" fo:font-weight="normal" officeooo:rsid="0010152d" officeooo:paragraph-rsid="0010152d" style:font-weight-asian="normal" style:font-weight-complex="normal"/>
    </style:style>
    <style:style style:name="T1" style:family="text">
      <style:text-properties officeooo:rsid="00113973"/>
    </style:style>
    <style:style style:name="T2" style:family="text">
      <style:text-properties officeooo:rsid="000e343e"/>
    </style:style>
    <style:style style:name="T3" style:family="text">
      <style:text-properties officeooo:rsid="000e4e12"/>
    </style:style>
    <style:style style:name="T4" style:family="text">
      <style:text-properties officeooo:rsid="0010152d"/>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thew 5:31-<text:span text:style-name="T1">42</text:span> – Keep Your Vows!</text:p>
      <text:p text:style-name="P2">Preface</text:p>
      <text:p text:style-name="P3">Just as last week, we are continuing the sermon on the mount. I will reiterate again, that all of these teachings build upon one another. You cannot have one without the other. In this sermon we will be discussing vows and revenge. Jesus’s teaching at this time went against everything that the listeners to this sermon have ever heard. These teachings were revolutionary for their time and we see the aftermath of His teachings after His death and the spread of Christianity all-throughout the known world and it continues to this day. </text:p>
      <text:p text:style-name="P2">Vs. 31-32 - <text:span text:style-name="T2">Divorce</text:span></text:p>
      <text:p text:style-name="P3"><text:tab/>A. This teaching comes from the book of Deuteronomy. At this time anytime someone wanted a divorce they had to go to the chief priest get a certificate thus stating that they were no longer bound to a person.</text:p>
      <text:p text:style-name="P3"><text:tab/>B. We do not really understand to a point the impact that divorce had on women of the day. They completely relied on their husbands for everything. Without a husband a woman was essentially destitute at this time.</text:p>
      <text:p text:style-name="P3"><text:tab/>C. Just like it is today, divorce was given for frivolous reasons. <text:span text:style-name="T2">Like most things humans found loopholes in the law that Moses gave. Deuteronomy 24:1 states “</text:span> If a man marries a woman who becomes displeasing to him because he finds something indecent about her, and he writes her a certificate of divorce, gives it to her and sends her from his house”</text:p>
      <text:p text:style-name="P4"><text:tab/>D. In verse 32 is where the controversy now comes into play. It is with one translation of the world “fornication”. In our mind we say cheating. The problem is the word Jesus would have spoken is the Greek Word Porneia. It is the same word we get pornography from.</text:p>
      <text:p text:style-name="P3"><text:tab/><text:span text:style-name="T2">E. The Jews at the time would have also put in spousal abuse as a legitimate reason as it was culturally unacceptable. </text:span></text:p>
      <text:p text:style-name="P3"><text:soft-page-break/><text:tab/><text:span text:style-name="T2">F. To understand completely divorce and remarriage and what constitutes as adultery read I Corinthians 7. It was never God’s intent for marriage to end in divorce. God hates divorce. (Malachi 2:16).</text:span></text:p>
      <text:p text:style-name="P5">Vs. 33-37 - Oath</text:p>
      <text:p text:style-name="P6"><text:tab/>A. This one is pretty cut and dry. Do not swear an oath, <text:span text:style-name="T3">and if you do make an oath or vow keep it. </text:span></text:p>
      <text:p text:style-name="P6"><text:tab/><text:span text:style-name="T3">B. This goes along with the previous versus. Most couples when both people are following Christ do not get divorced. It does happen but it is rare for two people who are truly saved to get a divorce. </text:span></text:p>
      <text:p text:style-name="P7"><text:tab/>C. Jesus goes a step further, He says do not swear an oath at all. This has to do with human nature. We could have every intention of keeping our promises, but none of us know the future. Only God does.</text:p>
      <text:p text:style-name="P8"><text:tab/>D. Jesus uses common swearings of the day. These are applicable today. You every heard the phrase “I swear to God”? Ever used it? I have. It is part of our vernacular in every day speech today. It is also something we, as Christians must cut out.</text:p>
      <text:p text:style-name="P8"><text:tab/>E. Some people are not comfortable, especially in the area we live, to be direct with people. Jesus was saying get past that fear and be direct. Let your yes be yes and your no be no. Anything else Jesus said is from the evil one. Most of these swearings come with a curse word. </text:p>
      <text:p text:style-name="P9">Vs. 38-39– Eye for an Eye</text:p>
      <text:p text:style-name="P8"><text:tab/>A. This is still a common phrase. You hear it a lot when people are hurt or someone hurt someone you love. People have not changed. We are the same as people were in Adam and Noah’s time. </text:p>
      <text:p text:style-name="P8"><text:tab/>B. Do no retaliate or do not seek revenge. I am not condoning getting beat up, but sometimes we have to. We have to use Christ’s example of when the chief priest slapped him and Jesus did not respond, instead He begged His father for their forgiveness on the cross.</text:p>
      <text:p text:style-name="P8"><text:soft-page-break/><text:tab/>C. Again we are to always follow Jesus’ example of everything. And revert to the scriptures the bible is clear in <text:span text:style-name="T4">Deuteronomy 32:35, and Romans 12 “Vengeance is Mine”.</text:span></text:p>
      <text:p text:style-name="P10">Vs. 40-42 – Go the extra Mile</text:p>
      <text:p text:style-name="P11"><text:tab/>A. Most people you would assume would go the extra mile for someone. You would say it is just the decent thing to do. The problem is the assumption. Very few people will inconvenience themselves for you benefit. Jesus was teaching to always go out of your way. </text:p>
      <text:p text:style-name="P11"><text:tab/>B. We are to always follow the beatitudes that we discussed before. Because without them you could not possibly come to this point and be this forgiving and meek.</text:p>
      <text:p text:style-name="P11"><text:tab/>C. I realize that the these teachings for us are hard to hear and even harder to live through, but we are commanded by our Lord. We have to be Christ in this world, we have to show meekness and forgiveness.</text:p>
      <text:p text:style-name="P11"><text:tab/>D. Sometimes we have to swallow our pride, and that is hard. Remember, however Proverbs 25:21-22 “<text:span text:style-name="T5">If your enemy is hungry, give him food to eat, and if he is thirsty, give him water to drink. For in so doing, you will heap burning coals on his head, and the LORD will reward you.</text:span>”</text:p>
      <text:p text:style-name="P10">Closing</text:p>
      <text:p text:style-name="P11">In closing, as always we see that God’s ways are higher than our ways and His thoughts are higher than our thoughts. We have a standard set by God in the beginning and then corrupted by man seeking loopholes, but Jesus brings everything back to default. If these teachings tell us anything it is that we need a Savior and the Holy Spirit living inside each of us, sometimes to restrain us from acting our on default actions. God’s ultimate plan is for everything to be as it was in the garden until then we must do as Christ commands and preach to the Gospel to all nations. <text:s text:c="2"/></text:p>
      <text:p text:style-name="P11">Thank You.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4T16:50:46.582612498</meta:creation-date>
    <dc:title>default</dc:title>
    <meta:editing-duration>PT11M10S</meta:editing-duration>
    <meta:editing-cycles>3</meta:editing-cycles>
    <meta:generator>LibreOffice/25.8.3.1$Linux_X86_64 LibreOffice_project/580$Build-1</meta:generator>
    <meta:initial-creator>Christopher Lorenzo</meta:initial-creator>
    <dc:date>2026-02-12T13:08:39.645712113</dc:date>
    <dc:creator>Christopher Lorenzo</dc:creator>
    <meta:document-statistic meta:table-count="0" meta:image-count="0" meta:object-count="0" meta:page-count="3" meta:paragraph-count="28" meta:word-count="968" meta:character-count="5190" meta:non-whitespace-character-count="4219"/>
    <meta:template xlink:type="simple" xlink:actuate="onRequest" xlink:title="default" xlink:href="../../../../../../Templates/default.ott" meta:date="2026-02-04T16:50:46.217209760"/>
  </office:meta>
</office:document-meta>
</file>